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21dd"/>
    </style:style>
    <style:style style:name="T1" style:family="text">
      <style:text-properties fo:font-variant="normal" fo:text-transform="none" fo:color="#a52a2a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3" style:family="text">
      <style:text-properties fo:font-variant="normal" fo:text-transform="none" fo:color="#ff0000" loext:opacity="100%" style:font-name="Consolas" fo:font-size="8.199999809265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8.19999980926514pt" fo:letter-spacing="normal" fo:font-style="normal" fo:font-weight="normal" officeooo:rsid="0011b6fb"/>
    </style:style>
    <style:style style:name="T6" style:family="text">
      <style:text-properties officeooo:rsid="0011b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</text:span><text:span text:style-name="T1">!DOCTYPE</text:span><text:span text:style-name="T3"> 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</text:span><text:span text:style-name="T4">Hello World!</text:span><text:span text:style-name="T2">&lt;</text:span><text:span text:style-name="T1">/title</text:span><text:span text:style-name="T2">&gt;<text:line-break/>&lt;</text:span><text:span text:style-name="T1">link</text:span><text:span text:style-name="T3"> rel</text:span><text:span text:style-name="T2">="stylesheet"</text:span><text:span text:style-name="T3"> 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</text:span><text:span text:style-name="T4">Hello world!</text:span><text:span text:style-name="T2">&lt;</text:span><text:span text:style-name="T1">/h1</text:span><text:span text:style-name="T2">&gt;<text:line-break/>&lt;</text:span><text:span text:style-name="T1">div</text:span><text:span text:style-name="T2">&gt;&lt;</text:span><text:span text:style-name="T1">img</text:span><text:span text:style-name="T3"> src</text:span><text:span text:style-name="T2">="img_hello_world.jpg"</text:span><text:span text:style-name="T3"> alt</text:span><text:span text:style-name="T2">="Hello World from Space"</text:span><text:span text:style-name="T3"><text:line-break/>style</text:span><text:span text:style-name="T2">="width:100%;max-width:960px"&gt;&lt;</text:span><text:span text:style-name="T1">/div</text:span><text:span text:style-name="T2">&gt;<text:line-break/>&lt;</text:span><text:span text:style-name="T1">p</text:span><text:span text:style-name="T2">&gt;</text:span><text:span text:style-name="T4">This is the first file in my new Git Repo.</text:span><text:span text:style-name="T2">&lt;</text:span><text:span text:style-name="T1">/p</text:span><text:span text:style-name="T2">&gt;<text:line-break/>&lt;</text:span><text:span text:style-name="T1">p</text:span><text:span text:style-name="T2">&gt;</text:span><text:span text:style-name="T5">This line is here to show how merging works</text:span><text:span text:style-name="T2">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6T16:51:31.737054592</dc:date>
    <meta:editing-duration>PT15M3S</meta:editing-duration>
    <meta:editing-cycles>5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1" meta:word-count="41" meta:character-count="365" meta:non-whitespace-character-count="323"/>
  </office:meta>
</office:document-meta>
</file>